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60000009688E2A495.png"/>
  <manifest:file-entry manifest:media-type="image/jpeg" manifest:full-path="Pictures/10000000000003200000035DDD2DC1D1.jpg"/>
  <manifest:file-entry manifest:media-type="image/png" manifest:full-path="Pictures/10000000000001E00000015684473189.png"/>
  <manifest:file-entry manifest:media-type="image/jpeg" manifest:full-path="Pictures/1000000000000194000000D4D462ADC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476cm" svg:height="5.893cm" draw:transform="rotate (1.5707963267946) translate (1cm 9.476cm)">
          <draw:image xlink:href="Pictures/10000000000003200000035DDD2DC1D1.jpg" xlink:type="simple" xlink:show="embed" xlink:actuate="onLoad">
            <text:p/>
          </draw:image>
        </draw:frame>
        <draw:frame draw:style-name="gr1" draw:text-style-name="P1" draw:layer="layout" svg:width="12.699cm" svg:height="9.048cm" svg:x="4.684cm" svg:y="10.563cm">
          <draw:image xlink:href="Pictures/10000000000001E00000015684473189.png" xlink:type="simple" xlink:show="embed" xlink:actuate="onLoad">
            <text:p/>
          </draw:image>
        </draw:frame>
        <draw:frame draw:style-name="gr1" draw:text-style-name="P1" draw:layer="layout" svg:width="10.688cm" svg:height="5.608cm" svg:x="7.312cm" svg:y="1cm">
          <draw:image xlink:href="Pictures/1000000000000194000000D4D462ADC0.jpg" xlink:type="simple" xlink:show="embed" xlink:actuate="onLoad">
            <text:p/>
          </draw:image>
        </draw:frame>
        <draw:line draw:style-name="gr2" draw:text-style-name="P1" draw:layer="layout" svg:x1="10.515cm" svg:y1="6.357cm" svg:x2="12.817cm" svg:y2="10.961cm">
          <text:p/>
        </draw:line>
        <draw:line draw:style-name="gr2" draw:text-style-name="P1" draw:layer="layout" svg:x1="11.614cm" svg:y1="6.322cm" svg:x2="12.37cm" svg:y2="10.961cm">
          <text:p/>
        </draw:line>
        <draw:line draw:style-name="gr2" draw:text-style-name="P1" draw:layer="layout" svg:x1="16.356cm" svg:y1="6.254cm" svg:x2="13.504cm" svg:y2="10.996cm">
          <text:p/>
        </draw:line>
        <draw:line draw:style-name="gr2" draw:text-style-name="P1" draw:layer="layout" svg:x1="15.772cm" svg:y1="6.322cm" svg:x2="13.917cm" svg:y2="10.996cm">
          <text:p/>
        </draw:line>
        <draw:line draw:style-name="gr2" draw:text-style-name="P1" draw:layer="layout" svg:x1="15.325cm" svg:y1="6.322cm" svg:x2="14.398cm" svg:y2="10.996cm">
          <text:p/>
        </draw:line>
        <draw:line draw:style-name="gr2" draw:text-style-name="P1" draw:layer="layout" svg:x1="9.5cm" svg:y1="7cm" svg:x2="10.274cm" svg:y2="11.064cm">
          <text:p/>
        </draw:line>
        <draw:line draw:style-name="gr2" draw:text-style-name="P1" draw:layer="layout" svg:x1="-4.192cm" svg:y1="14.432cm" svg:x2="-1.649cm" svg:y2="17.73cm">
          <text:p/>
        </draw:line>
        <draw:line draw:style-name="gr2" draw:text-style-name="P1" draw:layer="layout" svg:x1="2.577cm" svg:y1="9.037cm" svg:x2="2.577cm" svg:y2="20.204cm">
          <text:p/>
        </draw:line>
        <draw:line draw:style-name="gr2" draw:text-style-name="P1" draw:layer="layout" svg:x1="6.598cm" svg:y1="9.14cm" svg:x2="11.992cm" svg:y2="10.961cm">
          <text:p/>
        </draw:line>
        <draw:line draw:style-name="gr2" draw:text-style-name="P1" draw:layer="layout" svg:x1="6.013cm" svg:y1="9.14cm" svg:x2="11.614cm" svg:y2="10.961cm">
          <text:p/>
        </draw:line>
        <draw:line draw:style-name="gr2" draw:text-style-name="P1" draw:layer="layout" svg:x1="5.635cm" svg:y1="9.14cm" svg:x2="11.168cm" svg:y2="10.961cm">
          <text:p/>
        </draw:line>
        <draw:line draw:style-name="gr2" draw:text-style-name="P1" draw:layer="layout" svg:x1="5.12cm" svg:y1="9.14cm" svg:x2="10.721cm" svg:y2="10.961cm">
          <text:p/>
        </draw:line>
        <draw:line draw:style-name="gr2" draw:text-style-name="P1" draw:layer="layout" svg:x1="14.776cm" svg:y1="6.322cm" svg:x2="14.776cm" svg:y2="10.996cm">
          <text:p/>
        </draw:line>
        <draw:line draw:style-name="gr2" draw:text-style-name="P1" draw:layer="layout" svg:x1="8.5cm" svg:y1="7cm" svg:x2="11cm" svg:y2="7cm">
          <text:p/>
        </draw:line>
        <draw:line draw:style-name="gr2" draw:text-style-name="P1" draw:layer="layout" svg:x1="8.5cm" svg:y1="6.5cm" svg:x2="8.5cm" svg:y2="7cm">
          <text:p/>
        </draw:line>
        <draw:line draw:style-name="gr2" draw:text-style-name="P1" draw:layer="layout" svg:x1="9.5cm" svg:y1="6.5cm" svg:x2="9.5cm" svg:y2="7cm">
          <text:p/>
        </draw:line>
        <draw:line draw:style-name="gr2" draw:text-style-name="P1" draw:layer="layout" svg:x1="11cm" svg:y1="6.5cm" svg:x2="11cm" svg:y2="7cm">
          <text:p/>
        </draw:line>
        <draw:line draw:style-name="gr2" draw:text-style-name="P1" draw:layer="layout" svg:x1="9cm" svg:y1="6.5cm" svg:x2="9cm" svg:y2="11.5cm">
          <text:p/>
        </draw:line>
        <draw:line draw:style-name="gr2" draw:text-style-name="P1" draw:layer="layout" svg:x1="2.5cm" svg:y1="11.5cm" svg:x2="9cm" svg:y2="11.5cm">
          <text:p/>
        </draw:line>
        <draw:line draw:style-name="gr2" draw:text-style-name="P1" draw:layer="layout" svg:x1="2.5cm" svg:y1="20cm" svg:x2="12.191cm" svg:y2="20.033cm">
          <text:p/>
        </draw:line>
        <draw:line draw:style-name="gr2" draw:text-style-name="P1" draw:layer="layout" svg:x1="12.191cm" svg:y1="19.139cm" svg:x2="12.191cm" svg:y2="20cm">
          <text:p/>
        </draw:line>
        <draw:frame draw:style-name="gr1" draw:text-style-name="P1" draw:layer="layout" svg:width="3.968cm" svg:height="3.968cm" svg:x="16.532cm" svg:y="6.5cm">
          <draw:image xlink:href="Pictures/10000201000000960000009688E2A495.png" xlink:type="simple" xlink:show="embed" xlink:actuate="onLoad">
            <text:p/>
          </draw:image>
        </draw:frame>
        <draw:line draw:style-name="gr2" draw:text-style-name="P1" draw:layer="layout" svg:x1="19cm" svg:y1="9.5cm" svg:x2="19cm" svg:y2="13cm">
          <text:p/>
        </draw:line>
        <draw:line draw:style-name="gr3" draw:text-style-name="P1" draw:layer="layout" svg:x1="19cm" svg:y1="13cm" svg:x2="15.772cm" svg:y2="13cm">
          <text:p text:style-name="P1">m</text:p>
        </draw:line>
        <draw:line draw:style-name="gr2" draw:text-style-name="P1" draw:layer="layout" svg:x1="15.772cm" svg:y1="11cm" svg:x2="15.772cm" svg:y2="13cm">
          <text:p/>
        </draw:line>
        <draw:line draw:style-name="gr2" draw:text-style-name="P1" draw:layer="layout" svg:x1="19.277cm" svg:y1="7.8cm" svg:x2="15.5cm" svg:y2="8cm">
          <text:p/>
        </draw:line>
        <draw:line draw:style-name="gr2" draw:text-style-name="P1" draw:layer="layout" svg:x1="15.325cm" svg:y1="10.996cm" svg:x2="15.5cm" svg:y2="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28T23:16:33</meta:creation-date>
    <dc:date>2011-03-28T23:30:07</dc:date>
    <meta:editing-duration>PT13M34S</meta:editing-duration>
    <meta:editing-cycles>1</meta:editing-cycles>
    <meta:document-statistic meta:object-count="30"/>
    <meta:generator>LibreOffice/3.3$Linux LibreOffice_project/330m19$Build-8</meta:generator>
  </office:meta>
</office:document-meta>
</file>